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fo:color="#000000"/>
    </style:style>
    <style:style style:name="T8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fo:color="#24292e"/>
    </style:style>
    <style:style style:name="T10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11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6">⁜</text:span><text:span text:style-name="T7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8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6">⁜</text:span><text:span text:style-name="T7">∏(</text:span><text:span text:style-name="T9">⏴Underscript⏵(⏴Overscript⏵)?</text:span><text:span text:style-name="T7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6">⁜</text:span><text:span text:style-name="T7">∐(</text:span><text:span text:style-name="T9">⏴Underscript⏵(⏴Overscript⏵)?</text:span><text:span text:style-name="T7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6">⁜</text:span><text:span text:style-name="T7">⋂(</text:span><text:span text:style-name="T9">⏴Underscript⏵(⏴Overscript⏵)?</text:span><text:span text:style-name="T7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6">⁜</text:span><text:span text:style-name="T7">⋃(</text:span><text:span text:style-name="T9">⏴Underscript⏵(⏴Overscript⏵)?</text:span><text:span text:style-name="T7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6">⁜</text:span><text:span text:style-name="T7">⨄(</text:span><text:span text:style-name="T9">⏴Underscript⏵(⏴Overscript⏵)?</text:span><text:span text:style-name="T7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6">⁜</text:span><text:span text:style-name="T7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6">⁜</text:span><text:span text:style-name="T7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6">⁜</text:span><text:span text:style-name="T7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6">⁜</text:span><text:span text:style-name="T7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6">⁜</text:span><text:span text:style-name="T7">⟦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|</text:p>
          </table:table-cell>
          <table:table-cell table:style-name="ce5" office:value-type="string" calcext:value-type="string">
            <text:p>Grouping Bars</text:p>
          </table:table-cell>
          <table:table-cell table:style-name="ce2" office:value-type="string" calcext:value-type="string">
            <text:p><text:span text:style-name="T3">⁜|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6">⁜</text:span><text:span text:style-name="T7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6">⁜</text:span><text:span text:style-name="T7">┊</text:span><text:span text:style-name="T4">CLOSE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6">⁜</text:span><text:span text:style-name="T7">∫</text:span><text:span text:style-name="T4">(</text:span><text:span text:style-name="T5">⏴Subscript⏵ 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6">⁜</text:span><text:span text:style-name="T7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6">⁜</text:span><text:span text:style-name="T7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 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&lt;n&gt;)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⁜√⏴Body⏵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∛</text:p>
          </table:table-cell>
          <table:table-cell table:style-name="ce5" office:value-type="string" calcext:value-type="string">
            <text:p>Root Scripted</text:p>
          </table:table-cell>
          <table:table-cell table:style-name="ce21" office:value-type="string" calcext:value-type="string">
            <text:p><text:span text:style-name="T1">⁜</text:span><text:span text:style-name="T10">∛</text:span>⏴Body⏵⏴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10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10">↓</text:span><text:span text:style-name="T11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 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10">↗</text:span><text:span text:style-name="T11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 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10">↘</text:span><text:span text:style-name="T11">⏴Underscript⏵</text:span>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4T12:55:02.319000000</dc:date>
    <meta:editing-cycles>39</meta:editing-cycles>
    <meta:editing-duration>PT1H11M46S</meta:editing-duration>
    <meta:document-statistic meta:table-count="1" meta:cell-count="147" meta:object-count="0"/>
  </office:meta>
</office:document-meta>
</file>